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9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67cm"/>
    </style:style>
    <style:style style:name="gr5" style:family="graphic" style:parent-style-name="standard">
      <style:graphic-properties draw:stroke="none" draw:fill="none" fo:min-height="6.08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414cm" fo:min-width="11.42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483cm" fo:min-width="9.89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635cm" fo:min-width="2.55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35cm" fo:min-width="10.64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551cm" fo:min-width="5.61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35cm" fo:min-width="1.902cm"/>
    </style:style>
    <style:style style:name="gr15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29cm" fo:min-width="11.4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3.7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2cm" fo:min-width="3.2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2cm" fo:min-width="2.8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9.49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5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73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5.846cm" fo:min-width="2.661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549cm" fo:min-width="0.299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2.008cm" fo:min-width="0.628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653cm" fo:min-width="0.178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229cm" fo:min-width="0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fill="none" draw:fill-color="#ffffff" draw:textarea-horizontal-align="justify" draw:textarea-vertical-align="middle" draw:auto-grow-height="false" fo:min-height="0.194cm" fo:min-width="0cm"/>
    </style:style>
    <style:style style:name="gr3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9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8.547cm" style:use-optimal-column-width="false"/>
    </style:style>
    <style:style style:name="co2" style:family="table-column">
      <style:table-column-properties style:column-width="16.853cm" style:use-optimal-column-width="false"/>
    </style:style>
    <style:style style:name="ro1" style:family="table-row">
      <style:table-row-properties style:row-height="1.414cm"/>
    </style:style>
    <style:style style:name="ro2" style:family="table-row">
      <style:table-row-properties style:row-height="0.889cm"/>
    </style:style>
    <style:style style:name="ro3" style:family="table-row">
      <style:table-row-properties style:row-height="2.876cm"/>
    </style:style>
    <style:style style:name="ro4" style:family="table-row">
      <style:table-row-properties style:row-height="2.885cm"/>
    </style:style>
    <style:style style:name="ce1" style:family="table-cell"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text-properties fo:font-size="15pt" style:font-size-asian="15pt" style:font-size-complex="15pt"/>
    </style:style>
    <style:style style:name="P1" style:family="paragraph">
      <style:paragraph-properties fo:text-align="center"/>
      <style:text-properties fo:language="ru" fo:country="RU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22pt" fo:language="ru" fo:country="RU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  <style:text-properties fo:language="ru" fo:country="RU"/>
    </style:style>
    <style:style style:name="P4" style:family="paragraph">
      <loext:graphic-properties draw:fill="none" draw:fill-color="#ffffff"/>
      <style:paragraph-properties fo:text-align="start"/>
      <style:text-properties style:font-name="Liberation Sans1" fo:language="ru" fo:country="RU"/>
    </style:style>
    <style:style style:name="P5" style:family="paragraph">
      <style:text-properties fo:language="ru" fo:country="RU"/>
    </style:style>
    <style:style style:name="P6" style:family="paragraph">
      <loext:graphic-properties draw:fill="none" draw:fill-color="#ffffff"/>
      <style:text-properties style:font-name="Liberation Sans1" fo:language="ru" fo:country="RU"/>
    </style:style>
    <style:style style:name="P7" style:family="paragraph">
      <loext:graphic-properties draw:fill="none" draw:fill-color="#ffffff"/>
      <style:paragraph-properties fo:text-align="center"/>
      <style:text-properties style:font-name="Liberation Sans1" fo:font-size="16pt" fo:language="ru" fo:country="RU" style:font-size-asian="16pt" style:font-size-complex="16pt"/>
    </style:style>
    <style:style style:name="P8" style:family="paragraph">
      <style:paragraph-properties fo:margin-top="0cm" fo:margin-bottom="0.127cm" fo:text-align="center"/>
      <style:text-properties fo:language="ru" fo:country="RU"/>
    </style:style>
    <style:style style:name="P9" style:family="paragraph">
      <style:paragraph-properties fo:margin-top="0cm" fo:margin-bottom="0cm" fo:text-align="center"/>
      <style:text-properties fo:language="ru" fo:country="RU"/>
    </style:style>
    <style:style style:name="P10" style:family="paragraph">
      <loext:graphic-properties draw:fill="none"/>
      <style:paragraph-properties fo:margin-top="0cm" fo:margin-bottom="0.127cm" fo:text-align="center"/>
      <style:text-properties style:font-name="Liberation Sans1" fo:font-size="10pt" fo:language="ru" fo:country="RU" style:font-size-asian="10pt" style:font-size-complex="10pt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-color="#ffffff"/>
      <style:text-properties fo:font-size="20pt" fo:language="ru" fo:country="RU"/>
    </style:style>
    <style:style style:name="P13" style:family="paragraph">
      <style:paragraph-properties fo:margin-top="0cm" fo:margin-bottom="0cm"/>
      <style:text-properties fo:language="ru" fo:country="RU"/>
    </style:style>
    <style:style style:name="P14" style:family="paragraph">
      <style:text-properties fo:font-size="44pt" fo:language="ru" fo:country="RU" style:font-size-asian="44pt" style:font-size-complex="44pt"/>
    </style:style>
    <style:style style:name="P15" style:family="paragraph">
      <style:text-properties fo:font-size="20pt" fo:language="ru" fo:country="RU" style:font-size-asian="20pt" style:font-size-complex="20pt"/>
    </style:style>
    <style:style style:name="P16" style:family="paragraph">
      <loext:graphic-properties draw:fill="none" draw:fill-color="#ffffff"/>
      <style:text-properties fo:font-size="20pt" fo:language="ru" fo:country="RU" style:font-size-asian="20pt" style:font-size-complex="20pt"/>
    </style:style>
    <style:style style:name="P17" style:family="paragraph">
      <style:paragraph-properties fo:text-align="center"/>
      <style:text-properties fo:language="ru" fo:country="RU" fo:font-weight="normal" style:font-weight-asian="normal" style:font-weight-complex="normal"/>
    </style:style>
    <style:style style:name="P18" style:family="paragraph">
      <loext:graphic-properties draw:fill-color="#ffffff"/>
      <style:paragraph-properties fo:text-align="center"/>
      <style:text-properties fo:language="ru" fo:country="RU" fo:font-weight="normal" style:font-weight-asian="normal" style:font-weight-complex="normal"/>
    </style:style>
    <style:style style:name="P19" style:family="paragraph">
      <style:paragraph-properties fo:text-align="center"/>
      <style:text-properties fo:language="ru" fo:country="RU"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  <style:text-properties fo:language="ru" fo:country="RU" fo:font-weight="bold" style:font-weight-asian="bold" style:font-weight-complex="bold"/>
    </style:style>
    <style:style style:name="P21" style:family="paragraph">
      <loext:graphic-properties draw:fill-color="#ffffff"/>
      <style:paragraph-properties fo:text-align="center"/>
      <style:text-properties fo:language="ru" fo:country="RU"/>
    </style:style>
    <style:style style:name="P22" style:family="paragraph">
      <style:paragraph-properties fo:text-align="center"/>
      <style:text-properties fo:color="#000000" fo:language="ru" fo:country="RU"/>
    </style:style>
    <style:style style:name="P23" style:family="paragraph">
      <loext:graphic-properties draw:fill-color="#ffffff"/>
      <style:paragraph-properties fo:text-align="center"/>
      <style:text-properties fo:color="#000000" fo:language="ru" fo:country="RU"/>
    </style:style>
    <style:style style:name="P24" style:family="paragraph">
      <loext:graphic-properties draw:fill="none"/>
      <style:paragraph-properties fo:text-align="center"/>
      <style:text-properties fo:language="ru" fo:country="RU"/>
    </style:style>
    <style:style style:name="P25" style:family="paragraph">
      <loext:graphic-properties draw:fill="none" draw:fill-color="#ffffff"/>
      <style:paragraph-properties fo:text-align="center"/>
      <style:text-properties fo:language="ru" fo:country="RU"/>
    </style:style>
    <style:style style:name="P26" style:family="paragraph">
      <loext:graphic-properties draw:fill="none" draw:fill-color="#ffffff"/>
      <style:text-properties fo:language="ru" fo:country="RU"/>
    </style:style>
    <style:style style:name="P27" style:family="paragraph">
      <loext:graphic-properties draw:fill-color="#ffffff"/>
      <style:paragraph-properties fo:text-align="center"/>
      <style:text-properties fo:color="#ff0000" fo:language="ru" fo:country="RU" fo:font-weight="bold" style:font-weight-asian="bold" style:font-weight-complex="bold"/>
    </style:style>
    <style:style style:name="P28" style:family="paragraph">
      <style:text-properties style:font-name="Liberation Sans1" fo:font-size="24pt" fo:language="ru" fo:country="RU" style:font-size-asian="24pt" style:font-size-complex="24pt"/>
    </style:style>
    <style:style style:name="P29" style:family="paragraph">
      <style:text-properties fo:language="ru" fo:country="RU" fo:font-weight="bold" style:font-weight-asian="bold" style:font-weight-complex="bold"/>
    </style:style>
    <style:style style:name="P30" style:family="paragraph">
      <loext:graphic-properties draw:fill="none" draw:fill-color="#ffffff"/>
      <style:text-properties fo:font-size="22pt" fo:language="ru" fo:country="RU" style:font-size-asian="22pt" style:font-size-complex="22pt"/>
    </style:style>
    <style:style style:name="P31" style:family="paragraph">
      <style:paragraph-properties fo:margin-top="0cm" fo:margin-bottom="0.2cm"/>
      <style:text-properties fo:language="ru" fo:country="RU"/>
    </style:style>
    <style:style style:name="P32" style:family="paragraph">
      <loext:graphic-properties draw:fill="none" draw:fill-color="#ffffff"/>
      <style:paragraph-properties fo:margin-top="0cm" fo:margin-bottom="0.2cm"/>
      <style:text-properties style:font-name="Liberation Sans1" fo:font-size="20pt" fo:language="ru" fo:country="RU" style:font-size-asian="20pt" style:font-size-complex="20pt"/>
    </style:style>
    <style:style style:name="P33" style:family="paragraph"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loext:graphic-properties draw:fill="none" draw:fill-color="#ffffff"/>
    </style:style>
    <style:style style:name="T1" style:family="text">
      <style:text-properties style:font-name="Liberation Sans1" fo:font-size="22pt" fo:language="ru" fo:country="RU" fo:font-weight="bold" style:font-size-asian="22pt" style:font-weight-asian="bold" style:font-size-complex="22pt" style:font-weight-complex="bold"/>
    </style:style>
    <style:style style:name="T2" style:family="text">
      <style:text-properties style:font-name="Liberation Sans1" fo:language="ru" fo:country="RU"/>
    </style:style>
    <style:style style:name="T3" style:family="text">
      <style:text-properties style:font-name="Liberation Sans1" fo:font-size="16pt" fo:language="ru" fo:country="RU" style:font-size-asian="16pt" style:font-size-complex="16pt"/>
    </style:style>
    <style:style style:name="T4" style:family="text">
      <style:text-properties style:font-name="Liberation Sans1" fo:font-size="10pt" fo:language="ru" fo:country="RU" style:font-size-asian="10pt" style:font-size-complex="10pt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font-size="32pt" fo:language="ru" fo:country="RU" fo:font-weight="bold" style:font-size-asian="32pt" style:font-weight-asian="bold" style:font-size-complex="32pt" style:font-weight-complex="bold"/>
    </style:style>
    <style:style style:name="T8" style:family="text">
      <style:text-properties fo:color="#ff0000" fo:language="ru" fo:country="RU"/>
    </style:style>
    <style:style style:name="T9" style:family="text">
      <style:text-properties fo:color="#000000" fo:language="ru" fo:country="RU"/>
    </style:style>
    <style:style style:name="T10" style:family="text">
      <style:text-properties fo:color="#ff3333" fo:language="ru" fo:country="RU"/>
    </style:style>
    <style:style style:name="T11" style:family="text">
      <style:text-properties fo:font-size="20pt" fo:language="ru" fo:country="RU" style:font-size-asian="20pt" style:font-size-complex="2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size="16pt" style:font-size-asian="16pt" style:font-size-complex="16pt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Liberation Sans1" fo:font-size="24pt" fo:language="ru" fo:country="RU" style:font-size-asian="24pt" style:font-size-complex="24pt"/>
    </style:style>
    <style:style style:name="T19" style:family="text"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T20" style:family="text">
      <style:text-properties fo:font-size="15pt" fo:language="ru" fo:country="RU" style:font-size-asian="15pt" style:font-size-complex="15pt"/>
    </style:style>
    <style:style style:name="T21" style:family="text">
      <style:text-properties style:font-name="Liberation Sans1" fo:font-size="15pt" fo:language="ru" fo:country="RU" style:font-size-asian="15pt" style:font-size-complex="15pt"/>
    </style:style>
    <style:style style:name="T22" style:family="text">
      <style:text-properties fo:font-size="22pt" fo:language="ru" fo:country="RU" style:font-size-asian="22pt" style:font-size-complex="22pt"/>
    </style:style>
    <style:style style:name="T23" style:family="text">
      <style:text-properties style:font-name="Liberation Sans1" fo:font-size="20pt" fo:language="ru" fo:country="RU" style:font-size-asian="20pt" style:font-size-complex="20pt"/>
    </style:style>
    <style:style style:name="T24" style:family="text">
      <style:text-properties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style:font-name="Liberation Sans1" fo:font-size="32pt" fo:language="ru" fo:country="RU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098cm" svg:height="2.855cm" svg:x="3.302cm" svg:y="7.874cm">
          <draw:text-box>
            <text:p text:style-name="P1"><text:span text:style-name="T1">Реализация состояния глубокого сна микропроцессора</text:span></text:p>
            <text:p text:style-name="P1"><text:span text:style-name="T1">Эльбрус-4С средствами ядра Linux</text:span></text:p>
          </draw:text-box>
        </draw:frame>
        <draw:frame draw:style-name="gr2" draw:text-style-name="P4" draw:layer="layout" svg:width="12.448cm" svg:height="3.095cm" svg:x="8.126cm" svg:y="14.837cm">
          <draw:text-box>
            <text:p text:style-name="P3"><text:span text:style-name="T2">Выполнил:</text:span></text:p>
            <text:p text:style-name="P3"><text:span text:style-name="T2">Студент 313 группы Демидов А. А.</text:span></text:p>
            <text:p text:style-name="P3"><text:span text:style-name="T2">Научный руководитель:</text:span></text:p>
            <text:p text:style-name="P3"><text:span text:style-name="T2">Кравцунов Е. М.</text:span></text:p>
          </draw:text-box>
        </draw:frame>
        <draw:frame draw:style-name="gr3" draw:text-style-name="P6" draw:layer="layout" svg:width="4.426cm" svg:height="0.962cm" svg:x="11.938cm" svg:y="19.304cm">
          <draw:text-box>
            <text:p text:style-name="P5"><text:span text:style-name="T2">Москва, 2017</text:span></text:p>
          </draw:text-box>
        </draw:frame>
        <draw:frame draw:style-name="gr4" draw:text-style-name="P7" draw:layer="layout" svg:width="10.467cm" svg:height="1.673cm" svg:x="8.89cm" svg:y="10.011cm">
          <draw:text-box>
            <text:p text:style-name="P1"><text:span text:style-name="T3">Выпускная квалификационная работа</text:span></text:p>
            <text:p text:style-name="P1"><text:span text:style-name="T3">(бакалаварская работа)</text:span></text:p>
          </draw:text-box>
        </draw:frame>
        <draw:frame draw:style-name="gr5" draw:text-style-name="P10" draw:layer="layout" svg:width="17.78cm" svg:height="6.333cm" svg:x="5.08cm" svg:y="0.566cm">
          <draw:text-box>
            <text:p text:style-name="P8"><text:span text:style-name="T3"/></text:p>
            <text:p text:style-name="P8"><text:span text:style-name="T3">Московский физико-технический институт</text:span></text:p>
            <text:p text:style-name="P8"><text:span text:style-name="T3">(государственный университет)</text:span></text:p>
            <text:p text:style-name="P8"><text:span text:style-name="T3">Факультет радиотехники и кибернетики</text:span></text:p>
            <text:p text:style-name="P8"><text:span text:style-name="T3">Кафедра информатики и вычислительной техники</text:span></text:p>
            <text:p text:style-name="P9"><text:span text:style-name="T4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5">Постановка задачи</text:span>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p text:style-name="P5"><text:span text:style-name="T6">Цель работы</text:span></text:p>
            <text:list text:style-name="L2">
              <text:list-header>
                <text:p text:style-name="P5"><text:span text:style-name="T5">Снижение энергопотребления </text:span><text:span text:style-name="T5">вычислительных комплексов на базе </text:span><text:span text:style-name="T5">микропроцессоров Эльбрус-4С и Эльбрус-</text:span><text:span text:style-name="T5">8С во время простоя (idle)</text:span></text:p>
              </text:list-header>
            </text:list>
            <text:p text:style-name="P5"><text:span text:style-name="T6">Задача</text:span></text:p>
            <text:list text:continue-numbering="true" text:style-name="L2">
              <text:list-header>
                <text:p text:style-name="P5"><text:span text:style-name="T5">Реализовать функциональность перевода </text:span><text:span text:style-name="T5">вычислительного ядра в состояние </text:span><text:span text:style-name="T5">глубокого сна</text:span></text:p>
              </text:list-header>
            </text:list>
            <text:p text:style-name="P5"><text:span text:style-name="T6">Требования</text:span></text:p>
            <text:list text:continue-numbering="true" text:style-name="L2">
              <text:list-item>
                <text:p text:style-name="P5"><text:span text:style-name="T5">Реализация в составе подсистемы cpuidle</text:span></text:p>
              </text:list-item>
              <text:list-item>
                <text:p text:style-name="P5"><text:span text:style-name="T5">Возможность управления через </text:span><text:span text:style-name="T5">пользовательский интерфейс sysfs</text:span></text:p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5">Состояния ядер микропроцессора</text:span>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p text:style-name="P5"><text:span text:style-name="T5">Выделяют три состояния функционирования </text:span><text:span text:style-name="T5">ядер микропроцессоров семейства Эльбрус</text:span></text:p>
            <text:list text:style-name="L2">
              <text:list-item>
                <text:p text:style-name="P5"><text:span text:style-name="T5">С0 – оперативный режим</text:span></text:p>
              </text:list-item>
              <text:list-item>
                <text:p text:style-name="P5"><text:span text:style-name="T5">С1 – отключение конвейера</text:span></text:p>
              </text:list-item>
              <text:list-item>
                <text:p text:style-name="P5"><text:span text:style-name="T5">С3 – гашения кэш-памятей и </text:span><text:span text:style-name="T5">отключение </text:span><text:span text:style-name="T5">синхросигнала (глубокий сон)</text:span></text:p>
              </text:list-item>
            </text:list>
            <text:p text:style-name="P5"><text:span text:style-name="T5">В ядре ОС Эльбрус нет реализации перехода </text:span><text:span text:style-name="T5">в состояние С3.</text:span></text:p>
            <text:p text:style-name="P5"><text:span text:style-name="T5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12.179cm" svg:x="1.4cm" svg:y="4.914cm" presentation:class="outline">
          <draw:text-box>
            <text:p text:style-name="P5"><text:span text:style-name="T5">Алгоритм перевода вычислительного ядра </text:span><text:span text:style-name="T5">согласно спецификации целевых </text:span><text:span text:style-name="T5">микропроцессоров Эльбрус содержит </text:span><text:span text:style-name="T5">следующие шаги:</text:span></text:p>
            <text:list text:style-name="L3">
              <text:list-item>
                <text:p text:style-name="P5"><text:span text:style-name="T7"><text:s/></text:span><text:span text:style-name="T7">Инвалидация регистров подготовки </text:span><text:span text:style-name="T7">перехода</text:span></text:p>
              </text:list-item>
            </text:list>
            <text:p text:style-name="P13"><text:span text:style-name="T5">Позволяет избежать слабоконтролируемых </text:span><text:span text:style-name="T5">спекулятивных обращений в память от </text:span><text:span text:style-name="T5">незавершенных операций подготовки </text:span><text:span text:style-name="T5">перехода.</text:span></text:p>
            <text:list text:continue-numbering="true" text:style-name="L3">
              <text:list-item>
                <text:p text:style-name="P5"><text:span text:style-name="T6"><text:s/></text:span><text:span text:style-name="T6">Гашение кэш-памятей</text:span></text:p>
              </text:list-item>
            </text:list>
            <text:p text:style-name="P13"><text:span text:style-name="T5">Требуется из-за невозможности поддержания </text:span><text:span text:style-name="T5">когерентности памяти отключенного ядра</text:span></text:p>
            <text:list text:continue-numbering="true" text:style-name="L3">
              <text:list-item>
                <text:p text:style-name="P5"><text:span text:style-name="T6"><text:s/></text:span><text:span text:style-name="T6">Занесение кода отключения ядра в IB без </text:span><text:span text:style-name="T6">исполнения</text:span></text:p>
              </text:list-item>
            </text:list>
            <text:p text:style-name="P13"><text:span text:style-name="T5">Позволяет избежать слабоконтролируемых </text:span><text:span text:style-name="T5">спекулятивных обращений в память от </text:span><text:span text:style-name="T5">незавершенной предподкачки прямой ветви </text:span><text:span text:style-name="T5">кода.</text:span></text:p>
            <text:list text:continue-numbering="true" text:style-name="L3">
              <text:list-item>
                <text:p text:style-name="P5"><text:span text:style-name="T6"><text:s/></text:span><text:span text:style-name="T6">Отключение ядра</text:span></text:p>
              </text:list-item>
            </text:list>
            <text:p text:style-name="P5"><text:span text:style-name="T5"/></text:p>
            <text:p text:style-name="P5"><text:span text:style-name="T5">В рамках данной работы алгоритм реализован </text:span><text:span text:style-name="T5">в функции </text:span><text:span text:style-name="T8">e2k_enter_idle()</text:span><text:span text:style-name="T9">. </text:span></text:p>
            <text:p text:style-name="P5"><text:span text:style-name="T9">Функция входит в состав интерфейса </text:span><text:span text:style-name="T10">e2k_idle_driver</text:span><text:span text:style-name="T9">.</text:span></text:p>
            <text:p text:style-name="P5"><text:span text:style-name="T5"/></text:p>
          </draw:text-box>
        </draw:frame>
        <draw:frame presentation:style-name="pr5" draw:text-style-name="P14" draw:layer="layout" svg:width="25.199cm" svg:height="3.506cm" svg:x="1.4cm" svg:y="0.837cm" presentation:class="title" presentation:user-transformed="true">
          <draw:text-box>
            <text:p text:style-name="P5"><text:span text:style-name="T5">Перевод вычислительного ядра в С3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5">Реализация в составе </text:span><text:span text:style-name="T5"><text:line-break/></text:span><text:span text:style-name="T5">подсистемы cpuidle</text:span></text:p>
          </draw:text-box>
        </draw:frame>
        <draw:frame presentation:style-name="pr3" draw:text-style-name="P5" draw:layer="layout" svg:width="12.297cm" svg:height="13.208cm" svg:x="1.419cm" svg:y="6.604cm" presentation:class="outline" presentation:user-transformed="true">
          <draw:text-box>
            <text:p text:style-name="P5"><text:span text:style-name="T5">ladder и menu — реализации <text:s/>интерфейса </text:span><text:span text:style-name="T5">governor </text:span><text:span text:style-name="T5">управления политикой перехода </text:span><text:span text:style-name="T5">вычислительного ядра в оптимальное </text:span><text:span text:style-name="T5">состояние сна</text:span></text:p>
            <text:p text:style-name="P5"><text:span text:style-name="T5">governor содержит следующие функции:</text:span></text:p>
            <text:list text:style-name="L2">
              <text:list-item>
                <text:p text:style-name="P5"><text:span text:style-name="T5">init() - вызывается подсистемой cpuidle для </text:span><text:span text:style-name="T5">инициализации каждого CPU с governor</text:span></text:p>
              </text:list-item>
              <text:list-item>
                <text:p text:style-name="P5"><text:span text:style-name="T5">select() - вызывается перед вхождением в </text:span><text:span text:style-name="T5">состояние сна, возвращает состояние в </text:span><text:span text:style-name="T5">которое нужно перевести CPU</text:span></text:p>
              </text:list-item>
              <text:list-item>
                <text:p text:style-name="P5"><text:span text:style-name="T5">reflect() - вызывается после выхода из </text:span><text:span text:style-name="T5">состояния сна, для сбора информации о </text:span><text:span text:style-name="T5">ядре находившемся в это состоянии</text:span></text:p>
              </text:list-item>
            </text:list>
            <text:p text:style-name="P5"><text:span text:style-name="T5"/></text:p>
          </draw:text-box>
        </draw:frame>
        <draw:frame draw:style-name="gr7" draw:text-style-name="P16" draw:layer="layout" svg:width="25.778cm" svg:height="1.825cm" svg:x="1.016cm" svg:y="4.572cm">
          <draw:text-box>
            <text:p text:style-name="P15"><text:span text:style-name="T11">Подсистема ядра Linux, переводящая ядра микропроцесора в различные </text:span><text:span text:style-name="T11">состояния сна в состоянии простоя которая включает в себя:</text:span></text:p>
          </draw:text-box>
        </draw:frame>
        <draw:custom-shape draw:style-name="gr8" draw:text-style-name="P18" draw:layer="layout" svg:width="11.921cm" svg:height="0.664cm" svg:x="15.766cm" svg:y="7.018cm">
          <text:p text:style-name="P17"><text:span text:style-name="T12">/sys/devices/system/cpu/cpuX/cpu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0.397cm" svg:height="0.733cm" svg:x="15.766cm" svg:y="8.46cm">
          <text:p text:style-name="P17"><text:span text:style-name="T12">/sys/devices/system/cpu/cpu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3.059cm" svg:height="0.885cm" svg:x="16.284cm" svg:y="10.375cm">
          <text:p text:style-name="P19"><text:span text:style-name="T13">lad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3.059cm" svg:height="0.885cm" svg:x="20.217cm" svg:y="10.375cm">
          <text:p text:style-name="P19"><text:span text:style-name="T13">menu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11.144cm" svg:height="0.885cm" svg:x="16.284cm" svg:y="11.923cm">
          <text:p text:style-name="P1">Generic cpuidle infrastructure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6.118cm" svg:height="1.801cm" svg:x="18.688cm" svg:y="13.915cm">
          <text:p text:style-name="P22"><text:span text:style-name="T14">e2k_idle_driver</text:span></text:p>
          <text:p text:style-name="P22"><text:span text:style-name="T15">e2k_enter_idle()</text:span></text:p>
          <draw:enhanced-geometry svg:viewBox="0 0 21600 21600" draw:type="rectangle" draw:enhanced-path="M 0 0 L 21600 0 21600 21600 0 21600 0 0 Z N"/>
        </draw:custom-shape>
        <draw:line draw:style-name="gr13" draw:text-style-name="P24" draw:layer="layout" svg:x1="21.747cm" svg:y1="11.26cm" svg:x2="21.747cm" svg:y2="11.924cm">
          <text:p/>
        </draw:line>
        <draw:line draw:style-name="gr13" draw:text-style-name="P24" draw:layer="layout" svg:x1="17.813cm" svg:y1="11.26cm" svg:x2="17.813cm" svg:y2="11.924cm">
          <text:p/>
        </draw:line>
        <draw:line draw:style-name="gr13" draw:text-style-name="P24" draw:layer="layout" svg:x1="21.747cm" svg:y1="12.809cm" svg:x2="21.747cm" svg:y2="13.915cm">
          <text:p/>
        </draw:line>
        <draw:custom-shape draw:style-name="gr14" draw:text-style-name="P21" draw:layer="layout" svg:width="2.402cm" svg:height="0.885cm" svg:x="20.436cm" svg:y="17.682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11.938cm" svg:height="6.479cm" svg:x="15.749cm" svg:y="10.015cm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4.284cm" svg:height="0.981cm" draw:transform="rotate (1.57865030842887) translate (14.768cm 14.824cm)">
          <draw:text-box>
            <text:p text:style-name="P5">Kernel space</text:p>
          </draw:text-box>
        </draw:frame>
        <draw:frame draw:style-name="gr17" draw:text-style-name="P26" draw:layer="layout" svg:width="3.783cm" svg:height="0.982cm" draw:transform="rotate (1.58423536203525) translate (14.784cm 10.015cm)">
          <draw:text-box>
            <text:p text:style-name="P5">User space</text:p>
          </draw:text-box>
        </draw:frame>
        <draw:line draw:style-name="gr13" draw:text-style-name="P24" draw:layer="layout" svg:x1="24.836cm" svg:y1="9.193cm" svg:x2="24.836cm" svg:y2="11.922cm">
          <text:p/>
        </draw:line>
        <draw:line draw:style-name="gr13" draw:text-style-name="P24" draw:layer="layout" svg:x1="26.65cm" svg:y1="7.682cm" svg:x2="26.65cm" svg:y2="11.922cm">
          <text:p/>
        </draw:line>
        <draw:frame draw:style-name="gr18" draw:text-style-name="P26" draw:layer="layout" svg:width="3.311cm" svg:height="0.982cm" draw:transform="rotate (1.57201805727129) translate (14.758cm 19.809cm)">
          <draw:text-box>
            <text:p text:style-name="P5">Hardware</text:p>
          </draw:text-box>
        </draw:frame>
        <draw:line draw:style-name="gr13" draw:text-style-name="P24" draw:layer="layout" svg:x1="21.726cm" svg:y1="15.716cm" svg:x2="21.726cm" svg:y2="17.681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5">Реализация в составе </text:span><text:span text:style-name="T5"><text:line-break/></text:span><text:span text:style-name="T5">подсистемы cpuidle</text:span></text:p>
          </draw:text-box>
        </draw:frame>
        <draw:frame presentation:style-name="pr3" draw:text-style-name="P5" draw:layer="layout" svg:width="12.297cm" svg:height="13.208cm" svg:x="1.419cm" svg:y="6.604cm" presentation:class="outline" presentation:user-transformed="true">
          <draw:text-box>
            <text:list text:style-name="L2">
              <text:list-item>
                <text:p text:style-name="P5"><text:span text:style-name="T5">e2k_idle_driver — интерфейс управления </text:span><text:span text:style-name="T5">состоянием сна вычислительного ядра</text:span><text:span text:style-name="T5"> </text:span></text:p>
              </text:list-item>
            </text:list>
          </draw:text-box>
        </draw:frame>
        <draw:custom-shape draw:style-name="gr8" draw:text-style-name="P18" draw:layer="layout" svg:width="11.921cm" svg:height="0.664cm" svg:x="15.766cm" svg:y="7.018cm">
          <text:p text:style-name="P17"><text:span text:style-name="T12">/sys/devices/system/cpu/cpuX/cpu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0.397cm" svg:height="0.733cm" svg:x="15.766cm" svg:y="8.46cm">
          <text:p text:style-name="P17"><text:span text:style-name="T12">/sys/devices/system/cpu/cpu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059cm" svg:height="0.885cm" svg:x="16.284cm" svg:y="10.375cm">
          <text:p text:style-name="P17"><text:span text:style-name="T12">lad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3.059cm" svg:height="0.885cm" svg:x="20.217cm" svg:y="10.375cm">
          <text:p text:style-name="P17"><text:span text:style-name="T12">menu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11.144cm" svg:height="0.885cm" svg:x="16.284cm" svg:y="11.923cm">
          <text:p text:style-name="P1">Generic cpuidle infrastructure</text:p>
          <draw:enhanced-geometry svg:viewBox="0 0 21600 21600" draw:type="rectangle" draw:enhanced-path="M 0 0 L 21600 0 21600 21600 0 21600 0 0 Z N"/>
        </draw:custom-shape>
        <draw:custom-shape draw:style-name="gr12" draw:text-style-name="P27" draw:layer="layout" svg:width="6.118cm" svg:height="1.801cm" svg:x="18.688cm" svg:y="13.915cm">
          <text:p text:style-name="P19"><text:span text:style-name="T16">e2k_idle_driver</text:span></text:p>
          <text:p text:style-name="P19"><text:span text:style-name="T17">e2k_enter_idle()</text:span></text:p>
          <draw:enhanced-geometry svg:viewBox="0 0 21600 21600" draw:type="rectangle" draw:enhanced-path="M 0 0 L 21600 0 21600 21600 0 21600 0 0 Z N"/>
        </draw:custom-shape>
        <draw:line draw:style-name="gr13" draw:text-style-name="P24" draw:layer="layout" svg:x1="21.747cm" svg:y1="11.26cm" svg:x2="21.747cm" svg:y2="11.924cm">
          <text:p/>
        </draw:line>
        <draw:line draw:style-name="gr13" draw:text-style-name="P24" draw:layer="layout" svg:x1="17.813cm" svg:y1="11.26cm" svg:x2="17.813cm" svg:y2="11.924cm">
          <text:p/>
        </draw:line>
        <draw:line draw:style-name="gr13" draw:text-style-name="P24" draw:layer="layout" svg:x1="21.747cm" svg:y1="12.809cm" svg:x2="21.747cm" svg:y2="13.915cm">
          <text:p/>
        </draw:line>
        <draw:custom-shape draw:style-name="gr14" draw:text-style-name="P21" draw:layer="layout" svg:width="2.402cm" svg:height="0.885cm" svg:x="20.436cm" svg:y="17.682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11.938cm" svg:height="6.479cm" svg:x="15.749cm" svg:y="10.015cm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4.284cm" svg:height="0.981cm" draw:transform="rotate (1.57865030842887) translate (14.768cm 14.824cm)">
          <draw:text-box>
            <text:p text:style-name="P5">Kernel space</text:p>
          </draw:text-box>
        </draw:frame>
        <draw:frame draw:style-name="gr17" draw:text-style-name="P26" draw:layer="layout" svg:width="3.783cm" svg:height="0.982cm" draw:transform="rotate (1.58423536203525) translate (14.784cm 10.015cm)">
          <draw:text-box>
            <text:p text:style-name="P5">User space</text:p>
          </draw:text-box>
        </draw:frame>
        <draw:line draw:style-name="gr13" draw:text-style-name="P24" draw:layer="layout" svg:x1="24.836cm" svg:y1="9.193cm" svg:x2="24.836cm" svg:y2="11.922cm">
          <text:p/>
        </draw:line>
        <draw:line draw:style-name="gr13" draw:text-style-name="P24" draw:layer="layout" svg:x1="26.65cm" svg:y1="7.682cm" svg:x2="26.65cm" svg:y2="11.922cm">
          <text:p/>
        </draw:line>
        <draw:frame draw:style-name="gr18" draw:text-style-name="P26" draw:layer="layout" svg:width="3.311cm" svg:height="0.982cm" draw:transform="rotate (1.57201805727129) translate (14.758cm 19.809cm)">
          <draw:text-box>
            <text:p text:style-name="P5">Hardware</text:p>
          </draw:text-box>
        </draw:frame>
        <draw:line draw:style-name="gr13" draw:text-style-name="P24" draw:layer="layout" svg:x1="21.726cm" svg:y1="15.716cm" svg:x2="21.726cm" svg:y2="17.681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5">Реализаци</text:span><text:span text:style-name="T5">я в </text:span><text:span text:style-name="T5">составе </text:span><text:span text:style-name="T5"><text:line-break/></text:span><text:span text:style-name="T5">подсистем</text:span><text:span text:style-name="T5">ы cpuidle</text:span></text:p>
          </draw:text-box>
        </draw:frame>
        <draw:frame presentation:style-name="pr3" draw:text-style-name="P5" draw:layer="layout" svg:width="12.297cm" svg:height="13.208cm" svg:x="1.419cm" svg:y="6.604cm" presentation:class="outline" presentation:user-transformed="true">
          <draw:text-box>
            <text:p text:style-name="P5">Входной интерфейс /sys/devices/system/cpu/cpuidle/</text:p>
            <text:list text:style-name="L2">
              <text:list-item>
                <text:p text:style-name="P5">current_governor — содержит текущий активный governor. Записав новое значение можно изменить governor во время выполнения</text:p>
              </text:list-item>
            </text:list>
            <text:p text:style-name="P5">Выходной интерфейс /sys/devices/system/cpu/cpuX/cpuidle/ где X = 0, 1, 2, …</text:p>
            <text:list text:continue-numbering="true" text:style-name="L2">
              <text:list-item>
                <text:p text:style-name="P5">stateY/usage: число вхождений в это состояние с момента включения модуля</text:p>
              </text:list-item>
              <text:list-item>
                <text:p text:style-name="P5">stateY/time: время, затраченное на это состояние сна в микросекундах</text:p>
              </text:list-item>
              <text:list-item>
                <text:p text:style-name="P5">stateY/latency: <text:s/>задержка пробуждения для данного состояния</text:p>
              </text:list-item>
              <text:list-item>
                <text:p text:style-name="P5">stateY/power: <text:s/>потребляемая мощность при входе CPU в это состояние в МВт.</text:p>
              </text:list-item>
            </text:list>
          </draw:text-box>
        </draw:frame>
        <draw:frame draw:style-name="gr7" draw:text-style-name="P16" draw:layer="layout" svg:width="25.778cm" svg:height="1.038cm" svg:x="1.016cm" svg:y="4.572cm">
          <draw:text-box>
            <text:p text:style-name="P15"><text:span text:style-name="T11">Пользовательский </text:span><text:span text:style-name="T11">интерфейс состоит из </text:span><text:span text:style-name="T11">входного и выходного</text:span></text:p>
          </draw:text-box>
        </draw:frame>
        <draw:custom-shape draw:style-name="gr8" draw:text-style-name="P20" draw:layer="layout" svg:width="11.921cm" svg:height="0.664cm" svg:x="15.766cm" svg:y="7.018cm">
          <text:p text:style-name="P19"><text:span text:style-name="T13">/sys/devices/system/cpu/cpuX/cpuidle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10.397cm" svg:height="0.733cm" svg:x="15.766cm" svg:y="8.46cm">
          <text:p text:style-name="P19"><text:span text:style-name="T13">/sys/devices/system/cpu/cpuidle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059cm" svg:height="0.885cm" svg:x="16.284cm" svg:y="10.375cm">
          <text:p text:style-name="P1">ladder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059cm" svg:height="0.885cm" svg:x="20.217cm" svg:y="10.375cm"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11.144cm" svg:height="0.885cm" svg:x="16.284cm" svg:y="11.923cm">
          <text:p text:style-name="P1">Generic cpuidle infrastructure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6.118cm" svg:height="1.801cm" svg:x="18.688cm" svg:y="13.915cm">
          <text:p text:style-name="P22"><text:span text:style-name="T14">e2k_idle_driver</text:span></text:p>
          <text:p text:style-name="P22"><text:span text:style-name="T15">e2k_enter_idle()</text:span></text:p>
          <draw:enhanced-geometry svg:viewBox="0 0 21600 21600" draw:type="rectangle" draw:enhanced-path="M 0 0 L 21600 0 21600 21600 0 21600 0 0 Z N"/>
        </draw:custom-shape>
        <draw:line draw:style-name="gr13" draw:text-style-name="P24" draw:layer="layout" svg:x1="21.747cm" svg:y1="11.26cm" svg:x2="21.747cm" svg:y2="11.924cm">
          <text:p/>
        </draw:line>
        <draw:line draw:style-name="gr13" draw:text-style-name="P24" draw:layer="layout" svg:x1="17.813cm" svg:y1="11.26cm" svg:x2="17.813cm" svg:y2="11.924cm">
          <text:p/>
        </draw:line>
        <draw:line draw:style-name="gr13" draw:text-style-name="P24" draw:layer="layout" svg:x1="21.747cm" svg:y1="12.809cm" svg:x2="21.747cm" svg:y2="13.915cm">
          <text:p/>
        </draw:line>
        <draw:custom-shape draw:style-name="gr14" draw:text-style-name="P21" draw:layer="layout" svg:width="2.402cm" svg:height="0.885cm" svg:x="20.436cm" svg:y="17.682cm">
          <text:p text:style-name="P1">CPU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11.938cm" svg:height="6.479cm" svg:x="15.749cm" svg:y="10.015cm">
          <text:p/>
          <draw:enhanced-geometry svg:viewBox="0 0 21600 21600" draw:type="rectangle" draw:enhanced-path="M 0 0 L 21600 0 21600 21600 0 21600 0 0 Z N"/>
        </draw:custom-shape>
        <draw:frame draw:style-name="gr16" draw:text-style-name="P26" draw:layer="layout" svg:width="4.284cm" svg:height="0.981cm" draw:transform="rotate (1.57865030842887) translate (14.768cm 14.824cm)">
          <draw:text-box>
            <text:p text:style-name="P5">Kernel space</text:p>
          </draw:text-box>
        </draw:frame>
        <draw:frame draw:style-name="gr17" draw:text-style-name="P26" draw:layer="layout" svg:width="3.783cm" svg:height="0.982cm" draw:transform="rotate (1.58423536203525) translate (14.784cm 10.015cm)">
          <draw:text-box>
            <text:p text:style-name="P5">User space</text:p>
          </draw:text-box>
        </draw:frame>
        <draw:line draw:style-name="gr13" draw:text-style-name="P24" draw:layer="layout" svg:x1="24.836cm" svg:y1="9.193cm" svg:x2="24.836cm" svg:y2="11.922cm">
          <text:p/>
        </draw:line>
        <draw:line draw:style-name="gr13" draw:text-style-name="P24" draw:layer="layout" svg:x1="26.65cm" svg:y1="7.682cm" svg:x2="26.65cm" svg:y2="11.922cm">
          <text:p/>
        </draw:line>
        <draw:frame draw:style-name="gr18" draw:text-style-name="P26" draw:layer="layout" svg:width="3.311cm" svg:height="0.982cm" draw:transform="rotate (1.57201805727129) translate (14.758cm 19.809cm)">
          <draw:text-box>
            <text:p text:style-name="P5">Hardware</text:p>
          </draw:text-box>
        </draw:frame>
        <draw:line draw:style-name="gr13" draw:text-style-name="P24" draw:layer="layout" svg:x1="21.726cm" svg:y1="15.716cm" svg:x2="21.726cm" svg:y2="17.681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5">Управлени</text:span><text:span text:style-name="T5">е модулем </text:span><text:span text:style-name="T5">cpuidle</text:span></text:p>
          </draw:text-box>
        </draw:frame>
        <draw:frame presentation:style-name="pr3" draw:text-style-name="P28" draw:layer="layout" svg:width="25.199cm" svg:height="12.179cm" svg:x="1.524cm" svg:y="5.08cm" presentation:class="outline" presentation:user-transformed="true">
          <draw:text-box>
            <text:p text:style-name="P5"><text:span text:style-name="T18"/></text:p>
            <text:p text:style-name="P5"><text:span text:style-name="T18"/></text:p>
          </draw:text-box>
        </draw:frame>
        <draw:frame draw:style-name="standard" draw:layer="layout" svg:width="25.399cm" svg:height="11.487cm" svg:x="1.558cm" svg:y="7.7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9"><text:span text:style-name="T19">Действия</text:span></text:p>
              </table:table-cell>
              <table:table-cell>
                <text:p text:style-name="P29"><text:span text:style-name="T19">Команды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20">Добавление опции в параметры загрузки ядра Linux</text:span></text:p>
              </table:table-cell>
              <table:table-cell>
                <text:p text:style-name="P5"><text:span text:style-name="T21">cpuidle_sysfs_switch=1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0">Загрузка модуля</text:span></text:p>
              </table:table-cell>
              <table:table-cell>
                <text:p text:style-name="P5"><text:span text:style-name="T21">modprobe cpuidle-e2k</text:span></text:p>
              </table:table-cell>
            </table:table-row>
            <table:table-row table:style-name="ro3" table:default-cell-style-name="ce2">
              <table:table-cell>
                <text:p text:style-name="P5"><text:span text:style-name="T20">Изменение политики выбора состояния сна</text:span></text:p>
              </table:table-cell>
              <table:table-cell>
                <text:p text:style-name="P5"><text:span text:style-name="T21">echo “ladder” &gt; /sys/devices/system/cpu/cpuidle/current_governor</text:span></text:p>
                <text:p text:style-name="P5"><text:span text:style-name="T21">echo “menu” &gt; /sys/devices/system/cpu/cpuidle/current_governor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21">Отображение количества вхождений в состояния</text:span></text:p>
              </table:table-cell>
              <table:table-cell>
                <text:p text:style-name="P5"><text:span text:style-name="T21">cat /sys/devices/system/cpu/cpu0/cpuidle/state{X}/usag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30" draw:layer="layout" svg:width="19.992cm" svg:height="1.119cm" svg:x="1.344cm" svg:y="5.993cm">
          <draw:text-box>
            <text:p text:style-name="P5"><text:span text:style-name="T22">Последовательность </text:span><text:span text:style-name="T22">действий для работы </text:span><text:span text:style-name="T22">с модулем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5">Тестирова</text:span><text:span text:style-name="T5">ние</text:span></text:p>
          </draw:text-box>
        </draw:frame>
        <draw:frame draw:style-name="gr20" draw:text-style-name="P32" draw:layer="layout" svg:width="27.746cm" svg:height="4.786cm" svg:x="0.254cm" svg:y="15.748cm">
          <draw:text-box>
            <text:p text:style-name="P31"><text:span text:style-name="T23">ВК подключен к сети </text:span><text:span text:style-name="T23">питания 220V</text:span><text:span text:style-name="T23">~</text:span></text:p>
            <text:p text:style-name="P31"><text:span text:style-name="T23">Измерительный прибор </text:span><text:span text:style-name="T23">снимает показания с </text:span><text:span text:style-name="T23">провода питания</text:span></text:p>
            <text:p text:style-name="P31"><text:span text:style-name="T23">До включения модуля </text:span><text:span text:style-name="T23">ВК e801/e401 </text:span><text:span text:style-name="T23">потребляет </text:span><text:span text:style-name="T24">0.32А/0.23A</text:span></text:p>
            <text:p text:style-name="P31"><text:span text:style-name="T23">Во время работы </text:span><text:span text:style-name="T23">модуля потребление </text:span><text:span text:style-name="T23">ВК </text:span><text:span text:style-name="T23">e801/e401</text:span><text:span text:style-name="T23"> </text:span><text:span text:style-name="T23">уменьшилось до </text:span><text:span text:style-name="T24">0.22А/0.19A</text:span></text:p>
          </draw:text-box>
        </draw:frame>
        <draw:frame draw:style-name="gr21" draw:text-style-name="P16" draw:layer="layout" svg:width="6.35cm" svg:height="1.038cm" svg:x="17.018cm" svg:y="5.334cm">
          <draw:text-box>
            <text:p text:style-name="P15"><text:span text:style-name="T11">Схема стенда</text:span></text:p>
          </draw:text-box>
        </draw:frame>
        <draw:frame draw:style-name="gr22" draw:text-style-name="P16" draw:layer="layout" svg:width="10.129cm" svg:height="6.547cm" svg:x="1.27cm" svg:y="6.604cm">
          <draw:text-box>
            <text:p text:style-name="P15"><text:span text:style-name="T11">Статистика вхожднений </text:span><text:span text:style-name="T11">ядер</text:span></text:p>
            <text:p text:style-name="P15"><text:span text:style-name="T11">в состояние глубокого </text:span><text:span text:style-name="T11">сна:</text:span></text:p>
            <text:p text:style-name="P15"><text:span text:style-name="T11"/></text:p>
            <text:p text:style-name="P15"><text:span text:style-name="T11">CPU{X}:</text:span></text:p>
            <text:p text:style-name="P15"><text:span text:style-name="T11"><text:tab/></text:span><text:span text:style-name="T11">State0: ~10</text:span></text:p>
            <text:p text:style-name="P15"><text:span text:style-name="T11"><text:tab/></text:span><text:span text:style-name="T11">State1: ~50</text:span></text:p>
            <text:p text:style-name="P15"><text:span text:style-name="T11"><text:tab/></text:span><text:span text:style-name="T11">State2: ~1000</text:span></text:p>
            <text:p text:style-name="P15"><text:span text:style-name="T11"/></text:p>
          </draw:text-box>
        </draw:frame>
        <draw:frame draw:style-name="gr23" draw:text-style-name="P16" draw:layer="layout" svg:width="26.342cm" svg:height="1.038cm" svg:x="0.762cm" svg:y="4.064cm">
          <draw:text-box>
            <text:p text:style-name="P15"><text:span text:style-name="T25">Тестирование </text:span><text:span text:style-name="T25">проводилось в течении </text:span><text:span text:style-name="T25">30 сек. в состоянии </text:span><text:span text:style-name="T25">простоя процессора</text:span></text:p>
          </draw:text-box>
        </draw:frame>
        <draw:g>
          <draw:custom-shape draw:style-name="gr24" draw:text-style-name="P34" draw:layer="layout" svg:width="3.161cm" svg:height="6.096cm" svg:x="15.748cm" svg:y="7.713cm">
            <text:p text:style-name="P33"><text:span text:style-name="T26">ВК</text:span></text:p>
            <text:p text:style-name="P33"/>
            <text:p text:style-name="P3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4" draw:layer="layout" svg:width="1.129cm" svg:height="1.129cm" svg:x="16.877cm" svg:y="12.2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26" draw:text-style-name="P34" draw:layer="layout" svg:width="1.128cm" svg:height="2.258cm" svg:x="20.264cm" svg:y="9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6" draw:layer="layout" svg:width="0.678cm" svg:height="0.903cm" svg:x="20.489cm" svg:y="10.197cm">
          <text:p text:style-name="P35"><text:span text:style-name="T2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34" draw:layer="layout" svg:width="0.678cm" svg:height="0.677cm" svg:x="20.489cm" svg:y="9.2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9" draw:text-style-name="P37" draw:layer="layout" svg:x1="20.489cm" svg:y1="9.632cm" svg:x2="21.166cm" svg:y2="9.632cm">
            <text:p/>
          </draw:line>
          <draw:line draw:style-name="gr29" draw:text-style-name="P37" draw:layer="layout" svg:x1="20.828cm" svg:y1="9.632cm" svg:x2="20.997cm" svg:y2="9.463cm">
            <text:p/>
          </draw:line>
        </draw:g>
        <draw:line draw:style-name="gr29" draw:text-style-name="P37" draw:layer="layout" svg:x1="18.909cm" svg:y1="8.165cm" svg:x2="22.296cm" svg:y2="8.165cm">
          <text:p/>
        </draw:line>
        <draw:custom-shape draw:style-name="gr30" draw:text-style-name="P38" draw:layer="layout" svg:width="0.676cm" svg:height="0.444cm" draw:transform="rotate (-1.5707963267949) translate (22.74cm 7.826cm)">
          <text:p/>
          <draw:enhanced-geometry svg:viewBox="0 0 21600 21600" draw:glue-points="10800 0 2160 10800 10800 21600 19440 10800" draw:text-areas="4350 0 17250 21600" draw:mirror-horizontal="false" draw:mirror-vertical="false" draw:type="flowchart-manual-operation" draw:enhanced-path="M 0 0 L 21600 0 17250 21600 4350 21600 0 0 Z N"/>
        </draw:custom-shape>
        <draw:line draw:style-name="gr31" draw:text-style-name="P37" draw:layer="layout" svg:x1="22.747cm" svg:y1="8.39cm" svg:x2="23.206cm" svg:y2="8.39cm">
          <text:p/>
        </draw:line>
        <draw:line draw:style-name="gr31" draw:text-style-name="P37" draw:layer="layout" svg:x1="22.74cm" svg:y1="7.939cm" svg:x2="23.199cm" svg:y2="7.939cm">
          <text:p/>
        </draw:line>
        <draw:line draw:style-name="gr29" draw:text-style-name="P37" draw:layer="layout" svg:x1="20.941cm" svg:y1="9.068cm" svg:x2="20.941cm" svg:y2="8.165cm">
          <text:p/>
        </draw:line>
        <draw:frame draw:style-name="gr32" draw:text-style-name="P39" draw:layer="layout" svg:width="2.599cm" svg:height="1.673cm" svg:x="21.785cm" svg:y="6.858cm">
          <draw:text-box>
            <text:p>220V~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 text:style-name="P5"><text:span text:style-name="T5">Результат</text:span><text:span text:style-name="T5">ы</text:span>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Реализована функциональность перевода </text:span><text:span text:style-name="T5">вычислительного ядра в состояние </text:span><text:span text:style-name="T5">глубокого сна</text:span></text:p>
              </text:list-item>
              <text:list-item>
                <text:p text:style-name="P5"><text:span text:style-name="T5">Функциональность перевода </text:span><text:span text:style-name="T5">вычислительного ядра внедрена в </text:span><text:span text:style-name="T5">подсистему cpuidle ядра «ОС Эльбрус»</text:span></text:p>
              </text:list-item>
              <text:list-item>
                <text:p text:style-name="P5"><text:span text:style-name="T5">Реализована возможность управления </text:span><text:span text:style-name="T5">политикой перехода вычислительного ядра в </text:span><text:span text:style-name="T5">оптимальное состояние сна </text:span><text:span text:style-name="T5">через </text:span><text:span text:style-name="T5">пользовательский интерфейс sysfs</text:span></text:p>
              </text:list-item>
              <text:list-item>
                <text:p text:style-name="P5"><text:span text:style-name="T5">При включении соответствующего модуля </text:span><text:span text:style-name="T5">наблюдается уменьшение </text:span><text:span text:style-name="T5">энергопотребления ВК </text:span><text:span text:style-name="T28">e801/e401</text:span><text:span text:style-name="T23"> </text:span><text:span text:style-name="T5">на </text:span><text:span text:style-name="T6">30%/17% </text:span><text:span text:style-name="T5">в состоянии простоя 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5">Дальн</text:span><text:span text:style-name="T5">ейше</text:span><text:span text:style-name="T5">е </text:span><text:span text:style-name="T5">разви</text:span><text:span text:style-name="T5">тие</text:span>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Улучшить menu </text:span><text:span text:style-name="T5">реализовав </text:span><text:span text:style-name="T5">возможность </text:span><text:span text:style-name="T5">вхождения в </text:span><text:span text:style-name="T5">состояние С3 и </text:span><text:span text:style-name="T5">подобрать </text:span><text:span text:style-name="T5">параметры для </text:span><text:span text:style-name="T5">лучшей </text:span><text:span text:style-name="T5">производительности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00:53:03.665771376</meta:creation-date>
    <meta:editing-duration>PT12H54M19S</meta:editing-duration>
    <meta:editing-cycles>10</meta:editing-cycles>
    <meta:generator>LibreOffice/5.1.6.2$Linux_X86_64 LibreOffice_project/10m0$Build-2</meta:generator>
    <dc:date>2017-06-22T18:45:25.245277247</dc:date>
    <meta:document-statistic meta:object-count="141"/>
  </office:meta>
</office:document-meta>
</file>